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6c5" officeooo:paragraph-rsid="0008d6c5"/>
    </style:style>
    <style:style style:name="T1" style:family="text">
      <style:text-properties officeooo:rsid="0009fbc7"/>
    </style:style>
    <style:style style:name="T2" style:family="text">
      <style:text-properties officeooo:rsid="000adb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- Il y a des données transmisses du client vers le serveur qui sont "cachées" (et qui peuvent etre chiffrées / obfusqué) . Il ne faut a priori pas faire confiance à ces données qui sont entièrement <text:span text:style-name="T1">contrôlé</text:span> coté client et <text:span text:style-name="T1">peuvent</text:span> <text:span text:style-name="T1">être</text:span> falsifiées.</text:p>
      <text:p text:style-name="P1"/>
      <text:p text:style-name="P1"><text:s text:c="8"/>* champs formulaire cachés (hidden)</text:p>
      <text:p text:style-name="P1"><text:s text:c="8"/>* Cookies</text:p>
      <text:p text:style-name="P1"><text:s text:c="8"/>* paramètres dans URL</text:p>
      <text:p text:style-name="P1"><text:s text:c="8"/>* Referrer header</text:p>
      <text:p text:style-name="P1"/>
      <text:p text:style-name="P1"><text:s text:c="8"/>- Formulaire HTML</text:p>
      <text:p text:style-name="P1"/>
      <text:p text:style-name="P1"><text:s text:c="8"/>* Max lenght dans champ quantity</text:p>
      <text:p text:style-name="P1"/>
      <text:p text:style-name="P1"><text:s text:c="8"/>&lt;form method=”post” action=”Shop.aspx?prod=1”&gt;</text:p>
      <text:p text:style-name="P1"><text:s text:c="12"/>Product: iPhone 5 &lt;br/&gt;</text:p>
      <text:p text:style-name="P1"><text:s text:c="12"/>Price: 449 &lt;br/&gt;</text:p>
      <text:p text:style-name="P1"><text:s text:c="12"/>Quantity: &lt;input type=”text” name=”quantity” maxlength=”1”&gt; &lt;br/&gt;</text:p>
      <text:p text:style-name="P1"><text:s text:c="12"/>&lt;input type=”hidden” name=”price” value=”449”&gt;</text:p>
      <text:p text:style-name="P1"><text:s text:c="12"/>&lt;input type=”submit” value=”Buy”&gt;</text:p>
      <text:p text:style-name="P1"><text:s text:c="8"/>&lt;/form&gt;</text:p>
      <text:p text:style-name="P1"/>
      <text:p text:style-name="P1"><text:s text:c="8"/>* Validation par script</text:p>
      <text:p text:style-name="P1"/>
      <text:p text:style-name="P1"><text:s text:c="8"/>&lt;form method="post" action="Shop.aspx?prod=2" onsubmit="return validateForm(this)"&gt;</text:p>
      <text:p text:style-name="P1"><text:s text:c="8"/>Product: Samsung Multiverse &lt;br/&gt;</text:p>
      <text:p text:style-name="P1"><text:s text:c="8"/>Price: 399 &lt;br/&gt;</text:p>
      <text:p text:style-name="P1"><text:s text:c="8"/>Quantity: &lt;input type=”text” name=”quantity”&gt; (Maximum quantity is 50)</text:p>
      <text:p text:style-name="P1"><text:s text:c="8"/>&lt;br/&gt;</text:p>
      <text:p text:style-name="P1"><text:s text:c="8"/>&lt;input type=”submit” value=”Buy”&gt;</text:p>
      <text:p text:style-name="P1"><text:s text:c="8"/>&lt;/form&gt;</text:p>
      <text:p text:style-name="P1"><text:s text:c="8"/>&lt;script&gt;function validateForm(theForm)</text:p>
      <text:p text:style-name="P1"><text:s text:c="8"/>{</text:p>
      <text:p text:style-name="P1"><text:s text:c="12"/>var isInteger = /^\d+$/;</text:p>
      <text:p text:style-name="P1"><text:s text:c="12"/>var valid = isInteger.test(quantity) &amp;&amp;</text:p>
      <text:p text:style-name="P1"><text:s text:c="20"/>quantity &gt; 0 &amp;&amp; quantity &lt;= 50;</text:p>
      <text:p text:style-name="P1"><text:s text:c="12"/>if (!valid)</text:p>
      <text:p text:style-name="P1"><text:s text:c="16"/>alert(’Please enter a valid quantity’);</text:p>
      <text:p text:style-name="P1"><text:s text:c="12"/>return valid;</text:p>
      <text:p text:style-name="P1"><text:s text:c="8"/>}</text:p>
      <text:p text:style-name="P1"><text:s text:c="8"/>&lt;/script&gt;</text:p>
      <text:p text:style-name="P1"/>
      <text:p text:style-name="P1"><text:s text:c="8"/>* Elements "Disabled"</text:p>
      <text:p text:style-name="P1"/>
      <text:p text:style-name="P1"><text:s text:c="8"/>&lt;form method=”post” action=”Shop.aspx?prod=5”&gt;</text:p>
      <text:p text:style-name="P1"><text:s text:c="12"/>Product: Blackberry Rude &lt;br/&gt;</text:p>
      <text:p text:style-name="P1"><text:s text:c="12"/>Price: &lt;input type=”text” disabled=”true” name=”price” value=”299”&gt;</text:p>
      <text:p text:style-name="P1"><text:s text:c="12"/>&lt;br/&gt;</text:p>
      <text:p text:style-name="P1"><text:s text:c="12"/>Quantity: &lt;input type=”text” name=”quantity”&gt; (Maximum quantity is 50)</text:p>
      <text:p text:style-name="P1"><text:s text:c="12"/>&lt;br/&gt;</text:p>
      <text:p text:style-name="P1"><text:s text:c="12"/>&lt;input type=”submit” value=”Buy”&gt;</text:p>
      <text:p text:style-name="P1"><text:s text:c="8"/>&lt;/form&gt;</text:p>
      <text:p text:style-name="P1"/>
      <text:p text:style-name="P1"><text:soft-page-break/><text:s text:c="8"/>- =&gt; La seule manière de sécuriser les données envoyées par le client est de les valider coté serveur</text:p>
      <text:p text:style-name="P1"/>
      <text:p text:style-name="P1"/>
      <text:p text:style-name="P1"><text:s text:c="8"/>Q &amp; A :</text:p>
      <text:p text:style-name="P1"/>
      <text:p text:style-name="P1"><text:s text:c="8"/>Q1 : Comment le Client pourrais transmettre des données qui <text:span text:style-name="T1">empêche</text:span> la modification à la volée (Data tempering en anglais) ?</text:p>
      <text:p text:style-name="P1"/>
      <text:p text:style-name="P1"><text:s text:c="8"/>A1 : Les <text:span text:style-name="T1">données</text:span> peuvent <text:span text:style-name="T1">être</text:span> <text:span text:style-name="T1">chiffrées.</text:span></text:p>
      <text:p text:style-name="P1"/>
      <text:p text:style-name="P1"><text:s text:c="8"/>Q2 : Un développeur veut <text:span text:style-name="T1">empêcher</text:span> les attaques "brute force" de la fonction de login. Il décide de d'enregistrer le nombre de tentatives de login échouées dans un cookie chiffré. <text:span text:style-name="T1">S</text:span>i le nombre de tentatives dépassent 5, alors on bloque les <text:span text:style-name="T1">requêtes</text:span> de ce client. Comment cette défense peut <text:span text:style-name="T1">être</text:span> outrepassée ?</text:p>
      <text:p text:style-name="P1"/>
      <text:p text:style-name="P1"><text:s text:c="8"/>A2: Il suffit à l'attaquant <text:span text:style-name="T2">d’empêcher</text:span> la soumission du cookie qui indique le nombre d'essais de login echoués (désactiver cookie dans navigateur ou avec outils comme burp)</text:p>
      <text:p text:style-name="P1"><text:s text:c="8"/>Une autre défense c'est d'utiliser un Captcha dans le form de login ou bloquer l'IP source après 5 tentatives échouées (Mais ça peut bloquer un paquet de gens derrière une meme ip (Proxy / NAT))</text:p>
      <text:p text:style-name="P1"/>
      <text:p text:style-name="P1"><text:s text:c="8"/>Q3 : Y'a t-il moyen pour une application de s'assurer qu'une validation à été <text:span text:style-name="T2">exécutée</text:span> coté client.</text:p>
      <text:p text:style-name="P1"/>
      <text:p text:style-name="P1"><text:s text:c="8"/>A3 : NON , tout ce que se passe coté client est entièrement sous le controle de l'utilisateur.</text:p>
      <text:p text:style-name="P1"/>
      <text:p text:style-name="P1"><text:s text:c="8"/>TP etc ...</text:p>
      <text:p text:style-name="P1"><text:s text:c="8"/>==========</text:p>
      <text:p text:style-name="P1"/>
      <text:p text:style-name="P1"><text:s text:c="8"/>Bypass Maxlenght (avec firebug en modifiant directement maxlenght et size) dans page : http://owaspbwa/mutillidae/index.php?page=login.php</text:p>
      <text:p text:style-name="P1"/>
      <text:p text:style-name="P1"><text:s text:c="8"/>Video : Mutillidae: Two Methods to Bypass Javascript Validation : http://www.youtube.com/watch?v=e0M-qJYhCnk</text:p>
      <text:p text:style-name="P1"/>
      <text:p text:style-name="P1"><text:s text:c="8"/>TP: exercice avec la page (security level =1) :http://owaspbwa/mutillidae/index.php?page=dns-lookup.php</text:p>
      <text:p text:style-name="P1"><text:s text:c="8"/>Injecter (avec Burp) :</text:p>
      <text:p text:style-name="P1"><text:s text:c="8"/>&lt;script&gt;alert('test')&lt;/script&gt;</text:p>
      <text:p text:style-name="P1"/>
      <text:p text:style-name="P1"><text:s text:c="8"/>TP : WebGoat / Parameter tempe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dor </meta:initial-creator>
    <meta:creation-date>2014-03-03T21:17:41.883417774</meta:creation-date>
    <dc:date>2014-03-03T23:13:35.832073115</dc:date>
    <dc:creator>kondor </dc:creator>
    <meta:editing-duration>PT14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2" meta:paragraph-count="58" meta:word-count="429" meta:character-count="3510" meta:non-whitespace-character-count="2595"/>
  </office:meta>
</office:document-meta>
</file>